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3.6315in" svg:y="0.9516in">
            <draw:object draw:notify-on-update-of-ranges="Sheet1.A2:Sheet1.A13 Sheet1.D2:Sheet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, cm</text:p>
          </table:table-cell>
          <table:table-cell office:value-type="string" calcext:value-type="string">
            <text:p>U, V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P, 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5" calcext:value-type="float">
            <text:p>17.5</text:p>
          </table:table-cell>
          <table:table-cell office:value-type="float" office:value="0.42" calcext:value-type="float">
            <text:p>0.4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3" calcext:value-type="float">
            <text:p>17.3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float" office:value="0.46" calcext:value-type="float">
            <text:p>0.4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1" calcext:value-type="float">
            <text:p>17.1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53" calcext:value-type="float">
            <text:p>0.5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9" calcext:value-type="float">
            <text:p>16.9</text:p>
          </table:table-cell>
          <table:table-cell office:value-type="float" office:value="0.53" calcext:value-type="float">
            <text:p>0.5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45" calcext:value-type="float">
            <text:p>0.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2" calcext:value-type="float">
            <text:p>17.2</text:p>
          </table:table-cell>
          <table:table-cell office:value-type="float" office:value="0.39" calcext:value-type="float">
            <text:p>0.3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3" calcext:value-type="float">
            <text:p>17.3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office:value-type="float" office:value="0.34" calcext:value-type="float">
            <text:p>0.34</text:p>
          </table:table-cell>
          <table:table-cell office:value-type="float" office:value="1.9" calcext:value-type="float">
            <text:p>1.9</text:p>
          </table:table-cell>
        </table:table-row>
      </table:table>
      <table:table table:name="Sheet2" table:style-name="ta1">
        <table:shapes>
          <draw:frame draw:z-index="0" draw:style-name="gr1" draw:text-style-name="P1" svg:width="5.5717in" svg:height="3.5453in" svg:x="5.561in" svg:y="0.9201in">
            <draw:object draw:notify-on-update-of-ranges="Sheet2.A1:Sheet2.A1 Sheet2.A2:Sheet2.A14 Sheet2.B1:Sheet2.B1 Sheet2.B2:Sheet2.B14 Sheet2.A1:Sheet2.A1 Sheet2.A2:Sheet2.A14 Sheet2.C1:Sheet2.C1 Sheet2.C2:Sheet2.C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, cm</text:p>
          </table:table-cell>
          <table:table-cell office:value-type="string" calcext:value-type="string">
            <text:p>I_tot, A</text:p>
          </table:table-cell>
          <table:table-cell office:value-type="string" calcext:value-type="string">
            <text:p>I_L, 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" calcext:value-type="float">
            <text:p>0.5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" calcext:value-type="float">
            <text:p>0.1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.1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3:01:46.463390827</meta:creation-date>
    <meta:generator>LibreOffice/6.4.7.2$Linux_X86_64 LibreOffice_project/40$Build-2</meta:generator>
    <dc:date>2023-01-17T13:59:13.301088244</dc:date>
    <meta:editing-duration>PT16M41S</meta:editing-duration>
    <meta:editing-cycles>1</meta:editing-cycles>
    <meta:document-statistic meta:table-count="2" meta:cell-count="9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2:Sheet1.A13 Sheet1.D2:Sheet1.D13" svg:x="1.33cm" svg:y="0.18cm" svg:width="14.349cm" svg:height="7.664cm">
          <chartooo:coordinate-region svg:x="2.057cm" svg:y="0.379cm" svg:width="13.435cm" svg:height="6.818cm"/>
          <chart:axis chart:dimension="x" chart:name="primary-x" chart:style-name="ch3">
            <chart:title svg:x="8.063cm" svg:y="8.024cm" chart:style-name="ch4">
              <text:p>L, cm</text:p>
            </chart:title>
          </chart:axis>
          <chart:axis chart:dimension="y" chart:name="primary-y" chart:style-name="ch3">
            <chart:title svg:x="0.451cm" svg:y="4.4cm" chart:style-name="ch5">
              <text:p>P, W</text:p>
            </chart:title>
          </chart:axis>
          <chart:series chart:style-name="ch6" chart:values-cell-range-address="Sheet1.D2:Sheet1.D13" chart:class="chart:scatter">
            <chart:domain table:cell-range-address="Sheet1.A2:Sheet1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1.8">
                <text:p>1.8</text:p>
                <draw:g>
                  <svg:desc>Sheet1.D2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53cm" svg:height="9.006cm" xlink:href=".." xlink:type="simple" chart:class="chart:scatter" chart:style-name="ch1">
        <chart:legend chart:legend-position="end" svg:x="10.535cm" svg:y="0.729cm" style:legend-expansion="custom" chartooo:width="2.684cm" chartooo:height="1.096cm" style:legend-expansion-aspect-ratio="2.44890510948905" chart:style-name="ch2"/>
        <chart:plot-area chart:style-name="ch3" table:cell-range-address="Sheet2.A1:Sheet2.C14" chart:data-source-has-labels="row" svg:x="1.293cm" svg:y="0.18cm" svg:width="12.523cm" svg:height="7.664cm">
          <chartooo:coordinate-region svg:x="2.02cm" svg:y="0.379cm" svg:width="11.609cm" svg:height="6.818cm"/>
          <chart:axis chart:dimension="x" chart:name="primary-x" chart:style-name="ch4">
            <chart:title svg:x="7.113cm" svg:y="8.024cm" chart:style-name="ch5">
              <text:p>L, cm</text:p>
            </chart:title>
          </chart:axis>
          <chart:axis chart:dimension="y" chart:name="primary-y" chart:style-name="ch4">
            <chart:title svg:x="0.45cm" svg:y="4.294cm" chart:style-name="ch6">
              <text:p>I, A</text:p>
            </chart:title>
          </chart:axis>
          <chart:series chart:style-name="ch7" chart:values-cell-range-address="Sheet2.B2:Sheet2.B14" chart:label-cell-address="Sheet2.B1:Sheet2.B1" chart:class="chart:scatter">
            <chart:domain table:cell-range-address="Sheet2.A2:Sheet2.A14"/>
            <chart:data-point chart:repeated="13"/>
          </chart:series>
          <chart:series chart:style-name="ch8" chart:values-cell-range-address="Sheet2.C2:Sheet2.C14" chart:label-cell-address="Sheet2.C1:Sheet2.C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tot, A</text:p>
                <draw:g>
                  <svg:desc>Sheet2.B1:Sheet2.B1</svg:desc>
                </draw:g>
              </table:table-cell>
              <table:table-cell office:value-type="string">
                <text:p>I_L, A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4</svg:desc>
                </draw:g>
              </table:table-cell>
              <table:table-cell office:value-type="float" office:value="0.86">
                <text:p>0.86</text:p>
                <draw:g>
                  <svg:desc>Sheet2.B2:Sheet2.B14</svg:desc>
                </draw:g>
              </table:table-cell>
              <table:table-cell office:value-type="float" office:value="1.25">
                <text:p>1.25</text:p>
                <draw:g>
                  <svg:desc>Sheet2.C2:Sheet2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9">
                <text:p>0.7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8">
                <text:p>0.5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">
                <text:p>0.3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1">
                <text:p>0.2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">
                <text:p>0.1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